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style:font-name="Liberation Serif" fo:font-size="13pt" style:font-size-asian="13pt" style:font-size-complex="13pt"/>
    </style:style>
    <style:style style:name="P3" style:family="paragraph" style:parent-style-name="Standard">
      <style:text-properties style:font-name="Liberation Serif" fo:font-size="13pt" officeooo:rsid="00004501" officeooo:paragraph-rsid="00004501" style:font-size-asian="13pt" style:font-size-complex="13pt"/>
    </style:style>
    <style:style style:name="P4" style:family="paragraph" style:parent-style-name="Standard">
      <style:text-properties style:font-name="sans-serif" fo:font-size="13.5pt" fo:font-weight="normal" officeooo:rsid="00004501" style:font-size-asian="11.3500003814697pt" style:font-weight-asian="normal" style:font-size-complex="13pt" style:font-weight-complex="normal"/>
    </style:style>
    <style:style style:name="P5" style:family="paragraph" style:parent-style-name="Standard">
      <style:text-properties style:font-name="Liberation Serif" fo:font-size="13pt" fo:font-weight="normal" officeooo:rsid="00004501" style:font-size-asian="13pt" style:font-weight-asian="normal" style:font-size-complex="13pt" style:font-weight-complex="normal"/>
    </style:style>
    <style:style style:name="P6" style:family="paragraph" style:parent-style-name="Standard" style:list-style-name="L1">
      <style:text-properties style:font-name="Liberation Serif" fo:font-size="13pt" fo:font-weight="normal" officeooo:rsid="000099dd" officeooo:paragraph-rsid="000099dd" style:font-size-asian="13pt" style:font-weight-asian="normal" style:font-size-complex="13pt" style:font-weight-complex="normal"/>
    </style:style>
    <style:style style:name="P7" style:family="paragraph" style:parent-style-name="Standard" style:list-style-name="L1">
      <style:text-properties style:font-name="Liberation Serif" fo:font-size="13pt" fo:font-weight="normal" officeooo:rsid="0000fa81" officeooo:paragraph-rsid="0000fa81" style:font-size-asian="13pt" style:font-weight-asian="normal" style:font-size-complex="13pt" style:font-weight-complex="normal"/>
    </style:style>
    <style:style style:name="P8" style:family="paragraph" style:parent-style-name="Standard" style:list-style-name="L1">
      <style:text-properties style:font-name="Liberation Serif" fo:font-size="13pt" fo:font-weight="normal" officeooo:rsid="0001f647" officeooo:paragraph-rsid="0001f647" style:font-size-asian="13pt" style:font-weight-asian="normal" style:font-size-complex="13pt" style:font-weight-complex="normal"/>
    </style:style>
    <style:style style:name="P9" style:family="paragraph" style:parent-style-name="Standard" style:list-style-name="L1">
      <style:text-properties style:font-name="Liberation Serif" fo:font-size="13pt" officeooo:rsid="00004501" officeooo:paragraph-rsid="00004501" style:font-size-asian="13pt" style:font-size-complex="13pt"/>
    </style:style>
    <style:style style:name="P10" style:family="paragraph" style:parent-style-name="Standard" style:list-style-name="L1">
      <style:text-properties style:font-name="Liberation Serif" fo:font-size="13pt" officeooo:rsid="000099dd" officeooo:paragraph-rsid="000099dd" style:font-size-asian="13pt" style:font-size-complex="13pt"/>
    </style:style>
    <style:style style:name="P11" style:family="paragraph" style:parent-style-name="Standard" style:list-style-name="L1">
      <style:text-properties style:font-name="Liberation Serif" fo:font-size="13pt" fo:font-weight="bold" officeooo:rsid="0001f647" officeooo:paragraph-rsid="0001f647" style:font-size-asian="13pt" style:font-weight-asian="bold" style:font-size-complex="13pt" style:font-weight-complex="bold"/>
    </style:style>
    <style:style style:name="P12" style:family="paragraph" style:parent-style-name="Standard">
      <style:text-properties style:font-name="Liberation Serif" fo:font-size="13pt" fo:font-weight="bold" officeooo:rsid="0001f647" officeooo:paragraph-rsid="0001f647" style:font-size-asian="13pt" style:font-weight-asian="bold" style:font-size-complex="13pt" style:font-weight-complex="bold"/>
    </style:style>
    <style:style style:name="P13" style:family="paragraph" style:parent-style-name="Standard" style:list-style-name="L3">
      <style:text-properties style:font-name="Liberation Serif" fo:font-size="13pt" fo:font-weight="bold" officeooo:rsid="000d4360" officeooo:paragraph-rsid="000e8834" style:font-size-asian="13pt" style:font-weight-asian="bold" style:font-size-complex="13pt" style:font-weight-complex="bold"/>
    </style:style>
    <style:style style:name="P14" style:family="paragraph" style:parent-style-name="Standard" style:list-style-name="L3">
      <style:text-properties style:font-name="Liberation Serif" fo:font-size="13pt" fo:font-weight="bold" officeooo:rsid="000f58d8" officeooo:paragraph-rsid="000f58d8" style:font-size-asian="13pt" style:font-weight-asian="bold" style:font-size-complex="13pt" style:font-weight-complex="bold"/>
    </style:style>
    <style:style style:name="P15" style:family="paragraph" style:parent-style-name="Standard">
      <style:text-properties style:font-name="Liberation Serif" fo:font-size="13pt" style:font-size-asian="13pt" style:font-size-complex="13pt"/>
    </style:style>
    <style:style style:name="P16" style:family="paragraph" style:parent-style-name="Standard">
      <style:text-properties style:font-name="Liberation Serif" fo:font-size="13pt" officeooo:paragraph-rsid="0001f647" style:font-size-asian="13pt" style:font-size-complex="13pt"/>
    </style:style>
    <style:style style:name="P17" style:family="paragraph" style:parent-style-name="Standard">
      <style:text-properties style:font-name="Liberation Serif" fo:font-size="13pt" officeooo:rsid="0005a63d" officeooo:paragraph-rsid="0005a63d" style:font-size-asian="13pt" style:font-size-complex="13pt"/>
    </style:style>
    <style:style style:name="P18" style:family="paragraph" style:parent-style-name="Standard">
      <style:text-properties style:font-name="Liberation Serif" fo:font-size="13pt" officeooo:rsid="0005a63d" officeooo:paragraph-rsid="0005cc77" style:font-size-asian="13pt" style:font-size-complex="13pt"/>
    </style:style>
    <style:style style:name="P19" style:family="paragraph" style:parent-style-name="Standard">
      <style:text-properties style:font-name="Liberation Serif" fo:font-size="13pt" officeooo:rsid="0005cc77" officeooo:paragraph-rsid="0007040f" style:font-size-asian="13pt" style:font-size-complex="13pt"/>
    </style:style>
    <style:style style:name="P20" style:family="paragraph" style:parent-style-name="Standard">
      <style:text-properties style:font-name="Liberation Serif" fo:font-size="13pt" officeooo:rsid="0007040f" officeooo:paragraph-rsid="0007040f" style:font-size-asian="13pt" style:font-size-complex="13pt"/>
    </style:style>
    <style:style style:name="P21" style:family="paragraph" style:parent-style-name="Standard" style:list-style-name="L2">
      <style:text-properties style:font-name="Liberation Serif" fo:font-size="13pt" officeooo:rsid="0007040f" officeooo:paragraph-rsid="0007040f" style:font-size-asian="13pt" style:font-size-complex="13pt"/>
    </style:style>
    <style:style style:name="P22" style:family="paragraph" style:parent-style-name="Standard" style:list-style-name="L2">
      <style:text-properties style:font-name="Liberation Serif" fo:font-size="13pt" officeooo:rsid="0007040f" officeooo:paragraph-rsid="00072a2c" style:font-size-asian="13pt" style:font-size-complex="13pt"/>
    </style:style>
    <style:style style:name="P23" style:family="paragraph" style:parent-style-name="Standard">
      <style:text-properties style:font-name="Liberation Serif" fo:font-size="13pt" officeooo:rsid="0007040f" officeooo:paragraph-rsid="00072a2c" style:font-size-asian="13pt" style:font-size-complex="13pt"/>
    </style:style>
    <style:style style:name="P24" style:family="paragraph" style:parent-style-name="Standard">
      <style:text-properties style:font-name="Liberation Serif" fo:font-size="13pt" officeooo:paragraph-rsid="00072a2c" style:font-size-asian="13pt" style:font-size-complex="13pt"/>
    </style:style>
    <style:style style:name="P25" style:family="paragraph" style:parent-style-name="Standard">
      <style:text-properties style:font-name="Liberation Serif" fo:font-size="13pt" officeooo:rsid="00098649" officeooo:paragraph-rsid="000d4360" style:font-size-asian="13pt" style:font-size-complex="13pt"/>
    </style:style>
    <style:style style:name="P26" style:family="paragraph" style:parent-style-name="Text_20_body" style:list-style-name="L3">
      <style:paragraph-properties fo:margin-top="0cm" fo:margin-bottom="0cm" loext:contextual-spacing="false"/>
      <style:text-properties style:font-name="Liberation Serif" fo:font-size="13pt" fo:font-weight="bold" officeooo:rsid="0001f647" officeooo:paragraph-rsid="000f58d8" style:font-size-asian="13pt" style:font-weight-asian="bold" style:font-size-complex="13pt" style:font-weight-complex="bold"/>
    </style:style>
    <style:style style:name="P27" style:family="paragraph" style:parent-style-name="Text_20_body" style:list-style-name="L3">
      <style:paragraph-properties fo:margin-top="0cm" fo:margin-bottom="0cm" loext:contextual-spacing="false"/>
      <style:text-properties style:font-name="Liberation Serif" fo:font-size="13pt" fo:font-weight="bold" officeooo:rsid="00122a48" officeooo:paragraph-rsid="00122a48" style:font-size-asian="13pt" style:font-weight-asian="bold" style:font-size-complex="13pt" style:font-weight-complex="bold"/>
    </style:style>
    <style:style style:name="P2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fo:font-size="13pt" style:font-size-asian="13pt" style:font-size-complex="13pt"/>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text-properties fo:font-size="12pt" style:font-size-asian="12pt" style:font-size-complex="12pt"/>
    </style:style>
    <style:style style:name="P3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size="20pt" fo:font-weight="normal" officeooo:rsid="00004501" style:font-size-asian="20pt" style:font-weight-asian="normal" style:font-size-complex="20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04501" style:font-weight-asian="normal" style:font-weight-complex="normal"/>
    </style:style>
    <style:style style:name="T6" style:family="text">
      <style:text-properties fo:font-weight="normal" officeooo:rsid="0001f647" style:font-weight-asian="normal" style:font-weight-complex="normal"/>
    </style:style>
    <style:style style:name="T7" style:family="text">
      <style:text-properties fo:font-weight="normal" officeooo:rsid="000e8834" style:font-weight-asian="normal" style:font-weight-complex="normal"/>
    </style:style>
    <style:style style:name="T8" style:family="text">
      <style:text-properties fo:font-weight="normal" officeooo:rsid="000f58d8" style:font-weight-asian="normal" style:font-weight-complex="normal"/>
    </style:style>
    <style:style style:name="T9" style:family="text">
      <style:text-properties fo:font-weight="normal" officeooo:rsid="00122a48" style:font-weight-asian="normal" style:font-weight-complex="normal"/>
    </style:style>
    <style:style style:name="T10" style:family="text">
      <style:text-properties officeooo:rsid="0005cc77"/>
    </style:style>
    <style:style style:name="T11" style:family="text">
      <style:text-properties officeooo:rsid="0007040f"/>
    </style:style>
    <style:style style:name="T12" style:family="text">
      <style:text-properties officeooo:rsid="00072a2c"/>
    </style:style>
    <style:style style:name="T13" style:family="text">
      <style:text-properties officeooo:rsid="0007e508"/>
    </style:style>
    <style:style style:name="T14" style:family="text">
      <style:text-properties officeooo:rsid="000adaba"/>
    </style:style>
    <style:style style:name="T15" style:family="text">
      <style:text-properties officeooo:rsid="000d4360"/>
    </style:style>
    <style:style style:name="T16" style:family="text">
      <style:text-properties officeooo:rsid="000e8834"/>
    </style:style>
    <style:style style:name="T17" style:family="text">
      <style:text-properties officeooo:rsid="0019af35"/>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725cm" fo:min-width="7.69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1.08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97cm" fo:min-width="1.39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9cm" fo:min-width="1.1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1.50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3cm" fo:min-width="1.28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97cm" fo:min-width="1.3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15cm" fo:min-width="1.39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4cm" fo:min-width="1.3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09cm" fo:min-width="0.4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3cm" fo:min-width="0.4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4cm" fo:min-width="0.97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6cm" fo:min-width="0.8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81cm" fo:min-width="1.39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0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76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 <text:s/></text:span><text:span text:style-name="T2">Assignment 9.1</text:span></text:p>
      <text:p text:style-name="P4"/>
      <text:p text:style-name="P2"><text:span text:style-name="T5">1.<text:tab/></text:span>Draw a Use Case Diagram for an online Library Management System.</text:p>
      <text:p text:style-name="P3">Ans :<text:tab/></text:p>
      <text:p text:style-name="P5"/>
      <text:p text:style-name="P5"><draw:g text:anchor-type="paragraph" draw:z-index="0" draw:name="Shape1" draw:style-name="gr1"><draw:custom-shape draw:style-name="gr2" draw:text-style-name="P28" svg:width="8.194cm" svg:height="14.976cm" svg:x="5.014cm" svg:y="0.028cm"><text:p/><draw:enhanced-geometry svg:viewBox="0 0 21600 21600" draw:type="rectangle" draw:enhanced-path="M 0 0 L 21600 0 21600 21600 0 21600 0 0 Z N"/></draw:custom-shape><draw:custom-shape draw:style-name="gr3" draw:text-style-name="P30" svg:width="2.236cm" svg:height="1.317cm" svg:x="6.207cm" svg:y="0.522cm"><text:p text:style-name="P29"><text:span text:style-name="T21">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8" svg:width="2.68cm" svg:height="1.482cm" svg:x="6.06cm" svg:y="2.496cm"><text:p text:style-name="P31"><text:span text:style-name="T21">Request </text:span></text:p><text:p text:style-name="P31"><text:span text:style-name="T21">Membershi</text:span><text:span text:style-name="T21">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28" svg:width="2.386cm" svg:height="1.315cm" svg:x="6.207cm" svg:y="6.611cm"><text:p text:style-name="P31"><text:span text:style-name="T21">Issue </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8" svg:width="2.832cm" svg:height="1.317cm" svg:x="5.909cm" svg:y="8.419cm"><text:p text:style-name="P31"><text:span text:style-name="T21">Return </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8" svg:width="2.532cm" svg:height="1.318cm" svg:x="6.06cm" svg:y="4.469cm"><text:p text:style-name="P31"><text:span text:style-name="T21">Sear</text:span><text:span text:style-name="T21">ch</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8" svg:width="2.684cm" svg:height="1.479cm" svg:x="5.909cm" svg:y="12.534cm"><text:p text:style-name="P31"><text:span text:style-name="T21">Check </text:span></text:p><text:p text:style-name="P31"><text:span text:style-name="T21">accoun</text:span><text:span text:style-name="T21">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8" svg:width="2.682cm" svg:height="1.646cm" svg:x="9.336cm" svg:y="7.435cm"><text:p text:style-name="P31"><text:span text:style-name="T21">Delete </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8" svg:width="2.684cm" svg:height="1.32cm" svg:x="5.909cm" svg:y="10.394cm"><text:p text:style-name="P31"><text:span text:style-name="T21">Renew </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8" svg:width="1.341cm" svg:height="1.213cm" svg:x="0.248cm" svg:y="2.8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32" svg:x1="0.972cm" svg:y1="4.037cm" svg:x2="0.972cm" svg:y2="6.115cm"><text:p/></draw:line><draw:line draw:style-name="gr13" draw:text-style-name="P32" svg:x1="0.973cm" svg:y1="5.597cm" svg:x2="0.59cm" svg:y2="5.943cm"><text:p/></draw:line><draw:line draw:style-name="gr14" draw:text-style-name="P32" svg:x1="0.972cm" svg:y1="5.597cm" svg:x2="1.546cm" svg:y2="5.943cm"><text:p/></draw:line><draw:line draw:style-name="gr15" draw:text-style-name="P32" svg:x1="0.397cm" svg:y1="4.384cm" svg:x2="1.738cm" svg:y2="4.384cm"><text:p/></draw:line><draw:custom-shape draw:style-name="gr16" draw:text-style-name="P28" svg:width="1.343cm" svg:height="1.274cm" svg:x="15.443cm" svg:y="4.3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2" svg:x1="16.018cm" svg:y1="5.579cm" svg:x2="16.018cm" svg:y2="7.762cm"><text:p/></draw:line><draw:line draw:style-name="gr18" draw:text-style-name="P32" svg:x1="16.018cm" svg:y1="7.217cm" svg:x2="15.635cm" svg:y2="7.581cm"><text:p/></draw:line><draw:line draw:style-name="gr19" draw:text-style-name="P32" svg:x1="16.018cm" svg:y1="7.217cm" svg:x2="16.592cm" svg:y2="7.581cm"><text:p/></draw:line><draw:line draw:style-name="gr20" draw:text-style-name="P32" svg:x1="15.444cm" svg:y1="5.942cm" svg:x2="16.785cm" svg:y2="5.942cm"><text:p/></draw:line><draw:custom-shape draw:style-name="gr21" draw:text-style-name="P28" svg:width="2.087cm" svg:height="1.32cm" svg:x="9.634cm" svg:y="10.065cm"><text:p text:style-name="P31"><text:span text:style-name="T21">Add</text:span></text:p><text:p text:style-name="P31"><text:span text:style-name="T21">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8" svg:width="1.936cm" svg:height="1.156cm" svg:x="9.786cm" svg:y="12.534cm"><text:p text:style-name="P31"><text:span text:style-name="T21">Update </text:span></text:p><text:p text:style-name="P31"><text:span text:style-name="T21">accou</text:span><text:span text:style-name="T21">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8" svg:width="2.682cm" svg:height="1.317cm" svg:x="9.336cm" svg:y="5.131cm"><text:p text:style-name="P31"><text:span text:style-name="T21">Cancel </text:span></text:p><text:p text:style-name="P31"><text:span text:style-name="T21">membershi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 svg:x1="0.972cm" svg:y1="4.965cm" svg:x2="6.207cm" svg:y2="1.18cm"><text:p/></draw:line><draw:line draw:style-name="gr25" draw:text-style-name="P32" svg:x1="0.972cm" svg:y1="4.964cm" svg:x2="6.058cm" svg:y2="3.318cm"><text:p/></draw:line><draw:line draw:style-name="gr26" draw:text-style-name="P32" svg:x1="0.972cm" svg:y1="4.965cm" svg:x2="6.058cm" svg:y2="4.965cm"><text:p/></draw:line><draw:line draw:style-name="gr27" draw:text-style-name="P32" svg:x1="0.972cm" svg:y1="4.965cm" svg:x2="6.207cm" svg:y2="7.269cm"><text:p/></draw:line><draw:line draw:style-name="gr28" draw:text-style-name="P32" svg:x1="0.972cm" svg:y1="4.965cm" svg:x2="5.909cm" svg:y2="9.079cm"><text:p/></draw:line><draw:line draw:style-name="gr29" draw:text-style-name="P32" svg:x1="0.972cm" svg:y1="4.965cm" svg:x2="5.909cm" svg:y2="11.054cm"><text:p/></draw:line><draw:line draw:style-name="gr30" draw:text-style-name="P32" svg:x1="0.972cm" svg:y1="4.965cm" svg:x2="5.909cm" svg:y2="13.358cm"><text:p/></draw:line><draw:line draw:style-name="gr31" draw:text-style-name="P32" svg:x1="16.018cm" svg:y1="6.282cm" svg:x2="8.442cm" svg:y2="1.18cm"><text:p/></draw:line><draw:line draw:style-name="gr32" draw:text-style-name="P32" svg:x1="16.018cm" svg:y1="6.281cm" svg:x2="8.74cm" svg:y2="2.99cm"><text:p/></draw:line><draw:line draw:style-name="gr33" draw:text-style-name="P32" svg:x1="16.018cm" svg:y1="6.281cm" svg:x2="8.591cm" svg:y2="7.268cm"><text:p/></draw:line><draw:line draw:style-name="gr34" draw:text-style-name="P32" svg:x1="16.018cm" svg:y1="6.281cm" svg:x2="12.018cm" svg:y2="5.787cm"><text:p/></draw:line><draw:line draw:style-name="gr35" draw:text-style-name="P32" svg:x1="16.018cm" svg:y1="6.281cm" svg:x2="12.018cm" svg:y2="8.091cm"><text:p/></draw:line><draw:line draw:style-name="gr36" draw:text-style-name="P32" svg:x1="16.018cm" svg:y1="6.281cm" svg:x2="11.72cm" svg:y2="10.56cm"><text:p/></draw:line><draw:line draw:style-name="gr37" draw:text-style-name="P32" svg:x1="16.018cm" svg:y1="6.281cm" svg:x2="11.72cm" svg:y2="13.028cm"><text:p/></draw:line><draw:frame draw:style-name="gr38" draw:text-style-name="P34" svg:width="2.086cm" svg:height="1.153cm" svg:x="-0.496cm" svg:y="6.941cm"><draw:text-box><text:p text:style-name="P33"><text:span text:style-name="T22">User</text:span></text:p></draw:text-box></draw:frame><draw:frame draw:style-name="gr39" draw:text-style-name="P34" svg:width="2.382cm" svg:height="2.013cm" svg:x="14.85cm" svg:y="8.585cm"><draw:text-box><text:p text:style-name="P33"><text:span text:style-name="T22">Librania</text:span><text:span text:style-name="T22">n</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5">2.<text:tab/></text:span>List down the best practices from Agile/Scrum methodology.</text:p>
      <text:p text:style-name="P3">Ans : <text:tab/>Best practices from Agile/Scrum methodology :</text:p>
      <text:list xml:id="list4697791561192739043" text:style-name="L1">
        <text:list-item>
          <text:p text:style-name="P9">Daily <text:span text:style-name="T3">standup meetings</text:span> to monitor the project development and raising impediments if any</text:p>
        </text:list-item>
        <text:list-item>
          <text:p text:style-name="P10"><text:span text:style-name="T5">D</text:span><text:span text:style-name="T4">edicated person (</text:span><text:span text:style-name="T3">Scrum Owner</text:span><text:span text:style-name="T4">) to control and monitor the development process</text:span></text:p>
        </text:list-item>
        <text:list-item>
          <text:p text:style-name="P10"><text:span text:style-name="T4">Dedicated person for communicating to the customer and gathering requirements. In some cases the customer himself is the </text:span><text:span text:style-name="T3">product owner</text:span><text:span text:style-name="T4"> which specifies the product backlog</text:span></text:p>
        </text:list-item>
        <text:list-item>
          <text:p text:style-name="P10"><text:span text:style-name="T3">Self organized teams</text:span><text:span text:style-name="T4"> who understand and know their tasks very well</text:span></text:p>
        </text:list-item>
        <text:list-item>
          <text:p text:style-name="P6"><text:soft-page-break/>Customer is available always so that if any changes supposed to be done then its very easy and efficient to implement</text:p>
        </text:list-item>
        <text:list-item>
          <text:p text:style-name="P10"><text:span text:style-name="T3">Colocation</text:span><text:span text:style-name="T4"> of the entire team </text:span></text:p>
        </text:list-item>
        <text:list-item>
          <text:p text:style-name="P10"><text:span text:style-name="T4">Code development efficiency can be increased by using </text:span><text:span text:style-name="T3">pair programming</text:span></text:p>
        </text:list-item>
        <text:list-item>
          <text:p text:style-name="P7">As the team size is small team it is easy to maintain the <text:span text:style-name="T3">team collaboration</text:span></text:p>
        </text:list-item>
        <text:list-item>
          <text:p text:style-name="P7"><text:span text:style-name="T3">Burndown charts</text:span> which tells how many user stories have been completed so far</text:p>
        </text:list-item>
        <text:list-item>
          <text:p text:style-name="P7">Project development is divided into one or multiple <text:span text:style-name="T3">sprints</text:span> to ensure easy monitoring of the development progress </text:p>
        </text:list-item>
        <text:list-item>
          <text:p text:style-name="P7">Calculating the <text:span text:style-name="T3">earned value</text:span> and the <text:span text:style-name="T3">business value </text:span>on project completion to ensure that the project was a success for the organization and for the customer as well</text:p>
        </text:list-item>
        <text:list-item>
          <text:p text:style-name="P7"><text:span text:style-name="T3">Outcome </text:span>is given more importance than the output</text:p>
        </text:list-item>
        <text:list-item>
          <text:p text:style-name="P7"><text:span text:style-name="T3">Sprint planning</text:span> for discussing what part/how much of the project needs to be completed for the next sprint and how. <text:span text:style-name="T3">Review</text:span> of the previous sprint is also done</text:p>
        </text:list-item>
        <text:list-item>
          <text:p text:style-name="P8">After every sprint the user acceptance testing for the completed task is carried out </text:p>
        </text:list-item>
        <text:list-item>
          <text:p text:style-name="P8"><text:span text:style-name="T3">Requirement change request</text:span> from the customer is always accepted</text:p>
        </text:list-item>
        <text:list-item>
          <text:p text:style-name="P11">Less documentation <text:span text:style-name="T4">is involved. Only needed things can be documented </text:span></text:p>
        </text:list-item>
      </text:list>
      <text:p text:style-name="P12"><text:span text:style-name="T4"/></text:p>
      <text:p text:style-name="P16"><text:span text:style-name="T6">3.<text:tab/></text:span>Collaboration</text:p>
      <text:p text:style-name="P2">a.<text:tab/>How does collaboration help agile development? </text:p>
      <text:p text:style-name="P17">Ans :<text:tab/>Collaboration is the key for agile development because the projects in agile have shorter delivery time which can only be achieved when the entire team is working together.</text:p>
      <text:p text:style-name="P18">It also encourages the pair programming <text:span text:style-name="T10">to ensure faster and efficient development of the project. It also encourages the customer collaboration during the entire development process so that the respond to changes becomes easier.</text:span></text:p>
      <text:p text:style-name="P18"><text:span text:style-name="T10"><text:s/></text:span><text:s/></text:p>
      <text:p text:style-name="P2">b.<text:tab/>What if the team is distributed and can you achieve the same productivity? </text:p>
      <text:p text:style-name="P19">Ans :<text:tab/>If the team is distributed the efficiency of the project development process reduces. But still output for the project can be obtained ,not the outcome. The first most requirement of agile project is team colocation and collaboration, its quite obvious if either of it miss out from the development process <text:span text:style-name="T11">it will affect the project efficiency in any of the way. It is possible to achieve the same productivity but only at the cost of compromising for outcome.</text:span></text:p>
      <text:p text:style-name="P19"><text:s/></text:p>
      <text:p text:style-name="P2">c.<text:tab/>What would you do to achieve the productivity for a distributed team?</text:p>
      <text:p text:style-name="P20">Ans :<text:tab/>To achieve the productivity for a distributed team following things can be done :</text:p>
      <text:list xml:id="list8197802213907805980" text:style-name="L2">
        <text:list-item>
          <text:p text:style-name="P21">Firstly try to colocating the entire team if possible in the organization</text:p>
        </text:list-item>
        <text:list-item>
          <text:p text:style-name="P21">If not then continuous monitoring of all the team members is needed and if any issues found try fixing it then and there itself</text:p>
        </text:list-item>
        <text:list-item>
          <text:p text:style-name="P22">Daily meetings should be held for tracking the <text:span text:style-name="T12">development of the project</text:span></text:p>
        </text:list-item>
        <text:list-item>
          <text:p text:style-name="P22"><text:span text:style-name="T13">If any issues arise during the development then prefer to discuss the issue on calls or video meetings instead of exchanging the mails for early solution</text:span></text:p>
        </text:list-item>
      </text:list>
      <text:p text:style-name="P23"/>
      <text:p text:style-name="P24"><text:span text:style-name="T11">4.<text:tab/></text:span>What is Sprint Zero in Agile?Describe the activities that are done in Sprint Zero.</text:p>
      <text:p text:style-name="P25">Ans :<text:tab/>Sprint zero <text:span text:style-name="T14">is the initial stage of the agile methodology where team forming, requirements gathering, planning and other activities are performed. This is the stage where dedicated roles are assigned to the repective members like scrum master, dev team.</text:span></text:p>
      <text:p text:style-name="P25"/>
      <text:p text:style-name="P25"/>
      <text:p text:style-name="P25"><text:soft-page-break/><text:span text:style-name="T15">Activities done in Sprint Zero :</text:span></text:p>
      <text:list xml:id="list1777960813736869796" text:style-name="L3">
        <text:list-item>
          <text:p text:style-name="P13">Forming the team : <text:span text:style-name="T4">Team members for t</text:span><text:span text:style-name="T7">he project is decided/selected in Sprint Zero. The team selected should be technically experienced as it helps to develop the project efficiently.</text:span></text:p>
        </text:list-item>
        <text:list-item>
          <text:p text:style-name="P13"><text:span text:style-name="T16">Arranging infrastructure : </text:span><text:span text:style-name="T7">Required systems, softwares and different tools are arranged at a desired location </text:span><text:span text:style-name="T8">for the development team. Network requirement and other infrastructure also been arranged in this stage.</text:span></text:p>
        </text:list-item>
        <text:list-item>
          <text:p text:style-name="P14">Planning and Product Backlog :<text:span text:style-name="T4"> Planning for how to complete the project ,what approach to be used for development etc is been done here. Product backlog is defined by the product owner/ customer which is given to the development team. <text:s/></text:span></text:p>
        </text:list-item>
        <text:list-item>
          <text:p text:style-name="P26"><text:span text:style-name="T17">Design/Architecture: </text:span><text:span text:style-name="T4">High level architecture management plan </text:span><text:span text:style-name="T8">is developed </text:span><text:span text:style-name="T4">that </text:span><text:span text:style-name="T8">defines the</text:span><text:span text:style-name="T4"> technical architecture of the future product </text:span><text:span text:style-name="T9">which is given</text:span><text:span text:style-name="T4"> </text:span><text:span text:style-name="T9">by </text:span><text:span text:style-name="T4">the technical architect. Next step will be to convert the architect plan into the coding platform for the developers.</text:span></text:p>
        </text:list-item>
        <text:list-item>
          <text:p text:style-name="P27">Training : <text:span text:style-name="T20">The development team is given the domain specific training to ensure that the team understands the project requirement and plans for it in the best way ou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23:20.158267973</meta:creation-date>
    <dc:date>2016-08-26T16:09:04.186829163</dc:date>
    <meta:editing-duration>PT1H9M24S</meta:editing-duration>
    <meta:editing-cycles>12</meta:editing-cycles>
    <meta:generator>LibreOffice/5.1.4.2$Linux_X86_64 LibreOffice_project/10m0$Build-2</meta:generator>
    <meta:document-statistic meta:table-count="0" meta:image-count="0" meta:object-count="0" meta:page-count="3" meta:paragraph-count="43" meta:word-count="796" meta:character-count="4757" meta:non-whitespace-character-count="4006"/>
  </office:meta>
</office:document-meta>
</file>